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E17062AF472CA5EF43.png" manifest:media-type="image/png"/>
  <manifest:file-entry manifest:full-path="Pictures/1000020100000540000002E195D6ADB02DB5F3DC.png" manifest:media-type="image/png"/>
  <manifest:file-entry manifest:full-path="Pictures/1000020100000540000002E1E03067C600D3B318.png" manifest:media-type="image/png"/>
  <manifest:file-entry manifest:full-path="Pictures/1000020100000540000002E1114F926804532D46.png" manifest:media-type="image/png"/>
  <manifest:file-entry manifest:full-path="Pictures/1000020100000540000002E14284FADE1E1B84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d45" officeooo:paragraph-rsid="000c1d45"/>
    </style:style>
    <style:style style:name="P2" style:family="paragraph" style:parent-style-name="Standard">
      <style:paragraph-properties fo:break-before="page"/>
      <style:text-properties officeooo:rsid="000c1d45" officeooo:paragraph-rsid="000c1d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tion réseau du poste client :</text:p>
      <text:p text:style-name="P1"><draw:frame draw:style-name="fr1" draw:name="Image1" text:anchor-type="paragraph" svg:width="25.7cm" svg:height="14.093cm" draw:z-index="0"><draw:image xlink:href="Pictures/1000020100000540000002E14284FADE1E1B849B.png" xlink:type="simple" xlink:show="embed" xlink:actuate="onLoad"/></draw:frame></text:p>
      <text:p text:style-name="P1"/>
      <text:p text:style-name="P2"><draw:frame draw:style-name="fr2" draw:name="Image2" text:anchor-type="paragraph" svg:x="0cm" svg:y="-0.093cm" svg:width="25.7cm" svg:height="14.093cm" draw:z-index="1"><draw:image xlink:href="Pictures/1000020100000540000002E1114F926804532D46.png" xlink:type="simple" xlink:show="embed" xlink:actuate="onLoad"/></draw:frame></text:p>
      <text:p text:style-name="P1"/>
      <text:p text:style-name="P1"/>
      <text:p text:style-name="P2"><draw:frame draw:style-name="fr1" draw:name="Image3" text:anchor-type="paragraph" svg:width="25.7cm" svg:height="14.093cm" draw:z-index="2"><draw:image xlink:href="Pictures/1000020100000540000002E1E03067C600D3B318.png" xlink:type="simple" xlink:show="embed" xlink:actuate="onLoad"/></draw:frame></text:p>
      <text:p text:style-name="P2"><draw:frame draw:style-name="fr1" draw:name="Image4" text:anchor-type="paragraph" svg:width="25.7cm" svg:height="14.093cm" draw:z-index="3"><draw:image xlink:href="Pictures/1000020100000540000002E17062AF472CA5EF43.png" xlink:type="simple" xlink:show="embed" xlink:actuate="onLoad"/></draw:frame></text:p>
      <text:p text:style-name="P2"><draw:frame draw:style-name="fr1" draw:name="Image5" text:anchor-type="paragraph" svg:width="25.7cm" svg:height="14.093cm" draw:z-index="4"><draw:image xlink:href="Pictures/1000020100000540000002E195D6ADB02DB5F3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9:55:41.331230396</meta:creation-date>
    <dc:date>2016-05-12T20:04:39.247383978</dc:date>
    <meta:editing-duration>PT8M59S</meta:editing-duration>
    <meta:editing-cycles>1</meta:editing-cycles>
    <meta:document-statistic meta:table-count="0" meta:image-count="5" meta:object-count="0" meta:page-count="5" meta:paragraph-count="1" meta:word-count="6" meta:character-count="38" meta:non-whitespace-character-count="33"/>
    <meta:generator>LibreOffice/5.0.4.2$Linux_X86_64 LibreOffice_project/00m0$Build-2</meta:generator>
  </office:meta>
</office:document-meta>
</file>